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2000005BEC82A96CC93D82539.png" manifest:media-type="image/png"/>
  <manifest:file-entry manifest:full-path="Pictures/100002010000020D00000122FED3622DC81EF675.png" manifest:media-type="image/png"/>
  <manifest:file-entry manifest:full-path="Pictures/1000020100000200000002005152441E1FD7CC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2882af" draw:marker-start-width="0.8cm" draw:marker-end-width="0.8cm" svg:stroke-opacity="95%" draw:fill="solid" draw:fill-color="#729fcf" draw:opacity="25%" draw:textarea-horizontal-align="justify" draw:textarea-vertical-align="middle" draw:auto-grow-height="false" fo:min-height="10.106cm" fo:min-width="15.539cm" fo:padding-top="0.225cm" fo:padding-bottom="0.225cm" fo:padding-left="0.35cm" fo:padding-right="0.35cm" draw:shadow-opacity="25%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2882af" draw:marker-start-width="0.8cm" draw:marker-end-width="0.8cm" draw:fill="solid" draw:fill-color="#358dc1" draw:opacity="50%" draw:textarea-horizontal-align="justify" draw:textarea-vertical-align="middle" draw:auto-grow-height="false" fo:min-height="7.681cm" fo:min-width="9.005cm" fo:padding-top="0.225cm" fo:padding-bottom="0.225cm" fo:padding-left="0.35cm" fo:padding-right="0.35cm" draw:shadow-opacity="50%"/>
    </style:style>
    <style:style style:name="gr4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976cm" fo:min-width="2.997cm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974cm" fo:min-width="2.997cm"/>
    </style:style>
    <style:style style:name="gr6" style:family="graphic" style:parent-style-name="standard">
      <style:graphic-properties draw:fill="solid" draw:fill-color="#358dc1" draw:textarea-horizontal-align="justify" draw:textarea-vertical-align="middle" draw:auto-grow-height="false" fo:min-height="0.68cm" fo:min-width="0.9cm"/>
    </style:style>
    <style:style style:name="gr7" style:family="graphic" style:parent-style-name="objectwithoutfill">
      <style:graphic-properties svg:stroke-color="#358dc1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ff99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3465a4" svg:stroke-opacity="90%" draw:fill="solid" draw:fill-color="#358dc1" draw:opacity="50%" draw:textarea-horizontal-align="justify" draw:textarea-vertical-align="middle" draw:auto-grow-height="false" fo:min-height="1.143cm" fo:min-width="14.271cm" draw:shadow-opacity="50%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color="#000000" draw:fill="solid" draw:fill-color="#ff9900" draw:textarea-horizontal-align="justify" draw:textarea-vertical-align="middle" draw:auto-grow-height="false" fo:min-height="0.934cm" fo:min-width="0.509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solid" draw:fill-color="#ff9900" draw:textarea-horizontal-align="justify" draw:textarea-vertical-align="middle" draw:auto-grow-height="false" fo:min-height="0.932cm" fo:min-width="0.508cm"/>
    </style:style>
    <style:style style:name="gr14" style:family="graphic" style:parent-style-name="objectwithoutfill">
      <style:graphic-properties svg:stroke-width="0.1cm" svg:stroke-color="#2882af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2cm" svg:stroke-color="#2882af" draw:marker-start-width="0.8cm" draw:marker-end-width="0.8cm" draw:fill="solid" draw:fill-color="#358dc1" draw:opacity="50%" draw:textarea-horizontal-align="justify" draw:textarea-vertical-align="middle" draw:auto-grow-height="false" fo:min-height="0.786cm" fo:min-width="0.849cm" fo:padding-top="0.225cm" fo:padding-bottom="0.225cm" fo:padding-left="0.35cm" fo:padding-right="0.35cm" draw:shadow-opacity="50%"/>
    </style:style>
    <style:style style:name="gr16" style:family="graphic" style:parent-style-name="objectwithoutfill">
      <style:graphic-properties svg:stroke-width="0.05cm" svg:stroke-color="#358dc1" draw:marker-start="Arrow" draw:marker-start-width="0.455cm" draw:marker-end="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729fcf" draw:opacity="2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58dc1" draw:opacity="50%"/>
      <style:paragraph-properties fo:text-align="center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solid" draw:fill-color="#358dc1"/>
      <style:paragraph-properties fo:text-align="center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solid" draw:fill-color="#ffff99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9900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16.699cm" svg:height="11.016cm" svg:x="2.7cm" svg:y="6.983cm">
          <text:p/>
          <draw:enhanced-geometry svg:viewBox="0 0 21600 21600" draw:path-stretchpoint-x="10800" draw:path-stretchpoint-y="10800" draw:text-areas="?f3 ?f4 ?f5 ?f6" draw:type="round-rectangle" draw:modifiers="1546.2106941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547cm" svg:height="5.546cm" svg:x="9.257cm" svg:y="13.191cm">
          <draw:image xlink:href="Pictures/1000020100000200000002005152441E1FD7CCC7.png" xlink:type="simple" xlink:show="embed" xlink:actuate="onLoad">
            <text:p/>
          </draw:image>
        </draw:frame>
        <draw:custom-shape draw:style-name="gr3" draw:text-style-name="P3" xml:id="id8" draw:id="id8" draw:layer="layout" svg:width="9.705cm" svg:height="8.131cm" svg:x="3.555cm" svg:y="7.5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497cm" svg:height="2.226cm" draw:transform="skewX (0.00488692190558412) translate (8.797cm 7.922cm)">
          <text:p text:style-name="P2">Glint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497cm" svg:height="2.224cm" draw:transform="skewX (0.00541052068118242) translate (8.784cm 13.018cm)">
          <text:p text:style-name="P2">HTCondor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.497cm" svg:height="2.226cm" draw:transform="skewX (0.00488692190558412) translate (8.77cm 10.482cm)">
          <text:p text:style-name="P2">CSv2</text:p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1.399cm" svg:height="1.486cm" svg:x="4.448cm" svg:y="9.43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7" xml:id="id4" draw:id="id4" draw:layer="layout" svg:width="3.497cm" svg:height="2.226cm" draw:transform="skewX (0.00541052068118242) translate (4.426cm 13.032cm)">
          <text:p text:style-name="P6"><text:span text:style-name="T1">HTTPD/</text:span></text:p>
          <text:p text:style-name="P6"><text:span text:style-name="T1">RESTful </text:span><text:span text:style-name="T1">API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5.847cm" svg:y1="10.174cm" svg:x2="8.792cm" svg:y2="9.035cm" draw:start-shape="id1" draw:start-glue-point="8" draw:end-shape="id2" draw:end-glue-point="3" svg:d="M5847 10174l2945-1139" svg:viewBox="0 0 2946 1140">
          <text:p/>
        </draw:connector>
        <draw:connector draw:style-name="gr7" draw:text-style-name="P8" draw:layer="layout" draw:type="line" svg:x1="5.847cm" svg:y1="10.174cm" svg:x2="8.765cm" svg:y2="11.595cm" draw:start-shape="id1" draw:start-glue-point="8" draw:end-shape="id3" draw:end-glue-point="3" svg:d="M5847 10174l2918 1421" svg:viewBox="0 0 2919 1422">
          <text:p/>
        </draw:connector>
        <draw:connector draw:style-name="gr8" draw:text-style-name="P8" draw:layer="layout" draw:type="curve" svg:x1="6.174cm" svg:y1="13.032cm" svg:x2="8.792cm" svg:y2="9.035cm" draw:start-shape="id4" draw:start-glue-point="0" draw:end-shape="id2" draw:end-glue-point="3" svg:d="M6174 13032c0-2665 872-3997 2618-3997" svg:viewBox="0 0 2619 3998">
          <text:p/>
        </draw:connector>
        <draw:connector draw:style-name="gr8" draw:text-style-name="P8" draw:layer="layout" draw:type="curve" svg:x1="6.174cm" svg:y1="13.032cm" svg:x2="8.765cm" svg:y2="11.595cm" draw:start-shape="id4" draw:start-glue-point="0" draw:end-shape="id3" draw:end-glue-point="3" svg:d="M6174 13032c0-958 863-1437 2591-1437" svg:viewBox="0 0 2592 1438">
          <text:p/>
        </draw:connector>
        <draw:custom-shape draw:style-name="gr9" draw:text-style-name="P3" draw:layer="layout" svg:width="19.497cm" svg:height="1.837cm" draw:transform="rotate (-3.140021857263) translate (20.8cm 20.169cm)">
          <text:p/>
          <draw:enhanced-geometry svg:viewBox="0 0 21600 21600" draw:glue-points="?f6 10800 10800 21600 ?f5 10800 10800 0" draw:text-areas="?f3 ?f3 ?f4 ?f4" draw:type="trapezoid" draw:modifiers="1563.26622124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2" xml:id="id7" draw:id="id7" draw:layer="layout" svg:width="5.398cm" svg:height="2.982cm" svg:x="13.651cm" svg:y="9.956cm">
          <draw:image xlink:href="Pictures/100002010000020D00000122FED3622DC81EF675.png" xlink:type="simple" xlink:show="embed" xlink:actuate="onLoad">
            <text:p/>
          </draw:image>
        </draw:frame>
        <draw:custom-shape draw:style-name="gr11" draw:text-style-name="P9" xml:id="id6" draw:id="id6" draw:layer="layout" svg:width="1.049cm" svg:height="1.224cm" svg:x="16.4cm" svg:y="10.9cm">
          <text:p text:style-name="P6">VM</text:p>
          <draw:enhanced-geometry svg:viewBox="0 0 21600 21600" draw:path-stretchpoint-x="10800" draw:path-stretchpoint-y="10800" draw:text-areas="?f3 ?f4 ?f5 ?f6" draw:type="round-rectangle" draw:modifiers="1474.7710241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curve" svg:x1="12.275cm" svg:y1="14.13cm" svg:x2="16.4cm" svg:y2="11.512cm" draw:start-shape="id5" draw:start-glue-point="1" draw:end-shape="id6" svg:d="M12275 14130c3097 0 1035-2618 4125-2618" svg:viewBox="0 0 4126 2619">
          <text:p/>
        </draw:connector>
        <draw:connector draw:style-name="gr12" draw:text-style-name="P8" draw:layer="layout" draw:type="curve" svg:x1="12.262cm" svg:y1="11.595cm" svg:x2="16.35cm" svg:y2="9.956cm" draw:start-shape="id3" draw:start-glue-point="1" draw:end-shape="id7" draw:end-glue-point="0" svg:d="M12262 11595c1045 0 870-1070 1631-1667s2457-722 2457 28" svg:viewBox="0 0 4089 2160">
          <text:p/>
        </draw:connector>
        <draw:connector draw:style-name="gr12" draw:text-style-name="P8" draw:layer="layout" draw:type="curve" svg:x1="12.289cm" svg:y1="9.035cm" svg:x2="16.35cm" svg:y2="9.956cm" draw:start-shape="id2" draw:start-glue-point="1" draw:end-shape="id7" draw:end-glue-point="0" svg:d="M12289 9035c2708 0 4061 307 4061 921" svg:viewBox="0 0 4062 922">
          <text:p/>
        </draw:connector>
        <draw:g>
          <draw:frame draw:style-name="gr10" draw:text-style-name="P2" xml:id="id10" draw:id="id10" draw:layer="layout" svg:width="6.175cm" svg:height="3.411cm" svg:x="20.225cm" svg:y="6.489cm">
            <draw:image xlink:href="Pictures/100002010000020D00000122FED3622DC81EF675.png" xlink:type="simple" xlink:show="embed" xlink:actuate="onLoad">
              <text:p/>
            </draw:image>
          </draw:frame>
          <draw:custom-shape draw:style-name="gr13" draw:text-style-name="P9" draw:layer="layout" svg:width="1.05cm" svg:height="1.224cm" svg:x="23.849cm" svg:y="7.364cm">
            <text:p text:style-name="P6">VM</text:p>
            <draw:enhanced-geometry svg:viewBox="0 0 21600 21600" draw:path-stretchpoint-x="10800" draw:path-stretchpoint-y="10800" draw:text-areas="?f3 ?f4 ?f5 ?f6" draw:type="round-rectangle" draw:modifiers="1474.771024146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9" draw:layer="layout" svg:width="1.05cm" svg:height="1.224cm" svg:x="21.95cm" svg:y="8.065cm">
            <text:p text:style-name="P6">VM</text:p>
            <draw:enhanced-geometry svg:viewBox="0 0 21600 21600" draw:path-stretchpoint-x="10800" draw:path-stretchpoint-y="10800" draw:text-areas="?f3 ?f4 ?f5 ?f6" draw:type="round-rectangle" draw:modifiers="1474.771024146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0" draw:text-style-name="P2" xml:id="id9" draw:id="id9" draw:layer="layout" svg:width="6.175cm" svg:height="3.411cm" svg:x="14.125cm" svg:y="1.5cm">
            <draw:image xlink:href="Pictures/100002010000020D00000122FED3622DC81EF675.png" xlink:type="simple" xlink:show="embed" xlink:actuate="onLoad">
              <text:p/>
            </draw:image>
          </draw:frame>
          <draw:custom-shape draw:style-name="gr13" draw:text-style-name="P9" draw:layer="layout" svg:width="1.05cm" svg:height="1.224cm" svg:x="16.251cm" svg:y="3.177cm">
            <text:p text:style-name="P6">VM</text:p>
            <draw:enhanced-geometry svg:viewBox="0 0 21600 21600" draw:path-stretchpoint-x="10800" draw:path-stretchpoint-y="10800" draw:text-areas="?f3 ?f4 ?f5 ?f6" draw:type="round-rectangle" draw:modifiers="1474.771024146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4" draw:text-style-name="P8" draw:layer="layout" draw:type="curve" svg:x1="8.407cm" svg:y1="7.553cm" svg:x2="14.125cm" svg:y2="3.205cm" draw:start-shape="id8" draw:start-glue-point="0" draw:end-shape="id9" draw:end-glue-point="3" svg:d="M8407 7553c0-2899 1906-4348 5718-4348" svg:viewBox="0 0 5719 4349">
          <text:p/>
        </draw:connector>
        <draw:connector draw:style-name="gr14" draw:text-style-name="P8" draw:layer="layout" draw:type="curve" svg:x1="8.407cm" svg:y1="7.553cm" svg:x2="23.312cm" svg:y2="6.489cm" draw:start-shape="id8" draw:start-glue-point="0" draw:end-shape="id10" draw:end-glue-point="0" svg:d="M8407 7553c0-2346 14905-1814 14905-1064" svg:viewBox="0 0 14906 1703">
          <text:p/>
        </draw:connector>
        <draw:g>
          <draw:frame draw:style-name="gr2" draw:text-style-name="P2" xml:id="id11" draw:id="id11" draw:layer="layout" svg:width="2.672cm" svg:height="3.064cm" svg:x="3.924cm" svg:y="17.034cm">
            <draw:image xlink:href="Pictures/1000020100000502000005BEC82A96CC93D82539.png" xlink:type="simple" xlink:show="embed" xlink:actuate="onLoad">
              <text:p/>
            </draw:image>
          </draw:frame>
          <draw:connector draw:style-name="gr8" draw:text-style-name="P8" draw:layer="layout" draw:type="curve" svg:x1="5.26cm" svg:y1="17.034cm" svg:x2="6.162cm" svg:y2="15.258cm" draw:start-shape="id11" draw:start-glue-point="0" draw:end-shape="id4" draw:end-glue-point="2" svg:d="M5260 17034c0-1330 902-443 902-1776" svg:viewBox="0 0 903 1777">
            <text:p/>
          </draw:connector>
        </draw:g>
        <draw:g>
          <draw:frame draw:style-name="gr10" draw:text-style-name="P2" draw:layer="layout" svg:width="6.175cm" svg:height="3.411cm" svg:x="20.226cm" svg:y="12.39cm">
            <draw:image xlink:href="Pictures/100002010000020D00000122FED3622DC81EF675.png" xlink:type="simple" xlink:show="embed" xlink:actuate="onLoad">
              <text:p/>
            </draw:image>
          </draw:frame>
          <draw:frame draw:style-name="gr2" draw:text-style-name="P2" draw:layer="layout" svg:width="0.885cm" svg:height="0.843cm" svg:x="24.415cm" svg:y="14.057cm">
            <draw:image xlink:href="Pictures/1000020100000200000002005152441E1FD7CCC7.png" xlink:type="simple" xlink:show="embed" xlink:actuate="onLoad">
              <text:p/>
            </draw:image>
          </draw:frame>
          <draw:custom-shape draw:style-name="gr15" draw:text-style-name="P3" draw:layer="layout" svg:width="1.549cm" svg:height="1.236cm" svg:x="23.405cm" svg:y="13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85cm" svg:height="0.843cm" svg:x="23.813cm" svg:y="14.475cm">
            <draw:image xlink:href="Pictures/1000020100000200000002005152441E1FD7CCC7.png" xlink:type="simple" xlink:show="embed" xlink:actuate="onLoad">
              <text:p/>
            </draw:image>
          </draw:frame>
          <draw:custom-shape draw:style-name="gr15" draw:text-style-name="P3" draw:layer="layout" svg:width="1.549cm" svg:height="1.236cm" svg:x="22.803cm" svg:y="13.51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85cm" svg:height="0.843cm" svg:x="22.563cm" svg:y="14.925cm">
            <draw:image xlink:href="Pictures/1000020100000200000002005152441E1FD7CCC7.png" xlink:type="simple" xlink:show="embed" xlink:actuate="onLoad">
              <text:p/>
            </draw:image>
          </draw:frame>
          <draw:custom-shape draw:style-name="gr15" draw:text-style-name="P3" xml:id="id12" draw:id="id12" draw:layer="layout" svg:width="1.549cm" svg:height="1.236cm" svg:x="21.553cm" svg:y="13.968cm">
            <text:p/>
            <draw:enhanced-geometry svg:viewBox="0 0 21600 21600" draw:type="rectangle" draw:enhanced-path="M 0 0 L 21600 0 21600 21600 0 21600 0 0 Z N"/>
          </draw:custom-shape>
        </draw:g>
        <draw:connector draw:style-name="gr16" draw:text-style-name="P8" draw:layer="layout" draw:type="curve" svg:x1="22.327cm" svg:y1="13.968cm" svg:x2="19.399cm" svg:y2="12.491cm" draw:start-shape="id12" draw:start-glue-point="0" draw:end-shape="id13" draw:end-glue-point="1" svg:d="M22327 13968c0-985-976-1477-2928-1477" svg:viewBox="0 0 2929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07:23:46.515596262</meta:creation-date>
    <dc:date>2018-01-22T09:43:13.727002255</dc:date>
    <meta:editing-duration>PT16M31S</meta:editing-duration>
    <meta:editing-cycles>3</meta:editing-cycles>
    <meta:generator>LibreOffice/5.3.1.2$Linux_X86_64 LibreOffice_project/30m0$Build-2</meta:generator>
    <meta:print-date>2018-01-22T08:58:16.519742300</meta:print-date>
    <meta:document-statistic meta:object-count="39"/>
  </office:meta>
</office:document-meta>
</file>